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20e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d320"/>
    </style:style>
    <style:style style:name="ce4" style:family="table-cell" style:parent-style-name="Default">
      <style:table-cell-properties fo:background-color="#aecf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 table:number-rows-repeated="6">
          <table:table-cell/>
          <table:table-cell table:style-name="Default"/>
          <table:table-cell/>
        </table:table-row>
        <table:table-row table:style-name="ro1">
          <table:table-cell office:value-type="string">
            <text:p>generic</text:p>
          </table:table-cell>
          <table:table-cell table:style-name="Default"/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SUM([.A8]*1.5)" office:value-type="float" office:value="67.5">
            <text:p>67.5</text:p>
          </table:table-cell>
          <table:table-cell table:style-name="ce3" table:formula="of:=SUM([.A8]*2)" office:value-type="float" office:value="90">
            <text:p>9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SUM([.A9]*1.5)" office:value-type="float" office:value="97.5">
            <text:p>97.5</text:p>
          </table:table-cell>
          <table:table-cell table:formula="of:=SUM([.A9]*2)" office:value-type="float" office:value="130">
            <text:p>130</text:p>
          </table:table-cell>
        </table:table-row>
        <table:table-row table:style-name="ro1">
          <table:table-cell table:style-name="ce1" office:value-type="float" office:value="70">
            <text:p>70</text:p>
          </table:table-cell>
          <table:table-cell table:formula="of:=SUM([.A10]*1.5)" office:value-type="float" office:value="105">
            <text:p>105</text:p>
          </table:table-cell>
          <table:table-cell table:style-name="ce1" table:formula="of:=SUM([.A10]*2)" office:value-type="float" office:value="140">
            <text:p>14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SUM([.A11]*1.5)" office:value-type="float" office:value="82.5">
            <text:p>82.5</text:p>
          </table:table-cell>
          <table:table-cell table:formula="of:=SUM([.A11]*2)" office:value-type="float" office:value="110">
            <text:p>11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SUM([.A12]*1.5)" office:value-type="float" office:value="135">
            <text:p>135</text:p>
          </table:table-cell>
          <table:table-cell table:formula="of:=SUM([.A12]*2)" office:value-type="float" office:value="180">
            <text:p>18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SUM([.A13]*1.5)" office:value-type="float" office:value="45">
            <text:p>45</text:p>
          </table:table-cell>
          <table:table-cell table:formula="of:=SUM([.A13]*2)" office:value-type="float" office:value="60">
            <text:p>6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formula="of:=SUM([.A14]*1.5)" office:value-type="float" office:value="180">
            <text:p>180</text:p>
          </table:table-cell>
          <table:table-cell table:formula="of:=SUM([.A14]*2)" office:value-type="float" office:value="240">
            <text:p>24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SUM([.A15]*1.5)" office:value-type="float" office:value="52.5">
            <text:p>52.5</text:p>
          </table:table-cell>
          <table:table-cell table:formula="of:=SUM([.A15]*2)" office:value-type="float" office:value="70">
            <text:p>7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SUM([.A16]*1.5)" office:value-type="float" office:value="112.5">
            <text:p>112.5</text:p>
          </table:table-cell>
          <table:table-cell table:formula="of:=SUM([.A16]*2)" office:value-type="float" office:value="150">
            <text:p>15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SUM([.A17]*1.5)" office:value-type="float" office:value="37.5">
            <text:p>37.5</text:p>
          </table:table-cell>
          <table:table-cell table:formula="of:=SUM([.A17]*2)" office:value-type="float" office:value="50">
            <text:p>5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SUM([.A18]*1.5)" office:value-type="float" office:value="22.5">
            <text:p>22.5</text:p>
          </table:table-cell>
          <table:table-cell table:formula="of:=SUM([.A18]*2)" office:value-type="float" office:value="30">
            <text:p>3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SUM([.A19]*1.5)" office:value-type="float" office:value="75">
            <text:p>75</text:p>
          </table:table-cell>
          <table:table-cell table:formula="of:=SUM([.A19]*2)" office:value-type="float" office:value="100">
            <text:p>10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style-name="ce3" table:formula="of:=SUM([.A20]*1.5)" office:value-type="float" office:value="90">
            <text:p>90</text:p>
          </table:table-cell>
          <table:table-cell table:style-name="ce4" table:formula="of:=SUM([.A20]*2)" office:value-type="float" office:value="120">
            <text:p>12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SUM([.A21]*1.5)" office:value-type="float" office:value="60">
            <text:p>60</text:p>
          </table:table-cell>
          <table:table-cell table:formula="of:=SUM([.A21]*2)" office:value-type="float" office:value="80">
            <text:p>8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style-name="ce4" table:formula="of:=SUM([.A22]*1.5)" office:value-type="float" office:value="120">
            <text:p>120</text:p>
          </table:table-cell>
          <table:table-cell table:formula="of:=SUM([.A22]*2)" office:value-type="float" office:value="160">
            <text:p>16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6">16/08/2020</text:date>, <text:time>16:1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9T16:19:36.18</meta:creation-date>
    <dc:date>2020-08-16T16:16:39.85</dc:date>
    <meta:editing-duration>PT5H13M17S</meta:editing-duration>
    <meta:editing-cycles>7</meta:editing-cycles>
    <meta:generator>OpenOffice/4.1.6$Win32 OpenOffice.org_project/416m1$Build-9790</meta:generator>
    <meta:document-statistic meta:table-count="3" meta:cell-count="46" meta:object-count="0"/>
  </office:meta>
</office:document-meta>
</file>